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 Symbols1" svg:font-family="'Apple Symbols'" style:font-adornments="Regular"/>
    <style:font-face style:name="AppleSystemUIFont" svg:font-family="AppleSystemUIFont"/>
    <style:font-face style:name="Courier New" svg:font-family="'Courier New'" style:font-family-generic="modern" style:font-pitch="fixed"/>
    <style:font-face style:name="Apple Symbols2" svg:font-family="'Apple Symbols'" style:font-pitch="variable"/>
    <style:font-face style:name="Apple Symbols" svg:font-family="'Apple Symbols'" style:font-adornments="Regular"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4" style:family="table">
      <style:table-properties style:width="6.9396in" fo:margin-left="-0.0146in" fo:margin-right="0in" table:align="margins"/>
    </style:style>
    <style:style style:name="Table4.A" style:family="table-column">
      <style:table-column-properties style:column-width="1.5229in" style:rel-column-width="14381*"/>
    </style:style>
    <style:style style:name="Table4.B" style:family="table-column">
      <style:table-column-properties style:column-width="1.0833in" style:rel-column-width="10230*"/>
    </style:style>
    <style:style style:name="Table4.F" style:family="table-column">
      <style:table-column-properties style:column-width="1.084in" style:rel-column-width="1023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4.8" style:family="table-row">
      <style:table-row-properties style:min-row-height="0.0979in"/>
    </style:style>
    <style:style style:name="Table5" style:family="table">
      <style:table-properties style:width="6.0896in" fo:margin-left="-0.0146in" fo:margin-right="0.85in" table:align="margins"/>
    </style:style>
    <style:style style:name="Table5.A" style:family="table-column">
      <style:table-column-properties style:column-width="1.5229in" style:rel-column-width="16389*"/>
    </style:style>
    <style:style style:name="Table5.B" style:family="table-column">
      <style:table-column-properties style:column-width="1.5222in" style:rel-column-width="16381*"/>
    </style:style>
    <style:style style:name="Table5.D" style:family="table-column">
      <style:table-column-properties style:column-width="1.5222in" style:rel-column-width="16384*"/>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8" style:family="table-row">
      <style:table-row-properties style:min-row-height="0.0979in"/>
    </style:style>
    <style:style style:name="Table6" style:family="table">
      <style:table-properties style:width="7.1708in" fo:margin-left="-0.0035in" fo:margin-right="-0.2424in" table:align="margins"/>
    </style:style>
    <style:style style:name="Table6.A" style:family="table-column">
      <style:table-column-properties style:column-width="1.5451in" style:rel-column-width="14121*"/>
    </style:style>
    <style:style style:name="Table6.B" style:family="table-column">
      <style:table-column-properties style:column-width="0.75in" style:rel-column-width="6854*"/>
    </style:style>
    <style:style style:name="Table6.C" style:family="table-column">
      <style:table-column-properties style:column-width="0.625in" style:rel-column-width="5711*"/>
    </style:style>
    <style:style style:name="Table6.D" style:family="table-column">
      <style:table-column-properties style:column-width="1.091in" style:rel-column-width="9970*"/>
    </style:style>
    <style:style style:name="Table6.E" style:family="table-column">
      <style:table-column-properties style:column-width="1.1479in" style:rel-column-width="10490*"/>
    </style:style>
    <style:style style:name="Table6.F" style:family="table-column">
      <style:table-column-properties style:column-width="0.875in" style:rel-column-width="7996*"/>
    </style:style>
    <style:style style:name="Table6.G" style:family="table-column">
      <style:table-column-properties style:column-width="1.1375in" style:rel-column-width="10393*"/>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6.8" style:family="table-row">
      <style:table-row-properties style:min-row-height="0.0979in"/>
    </style:style>
    <style:style style:name="Table7" style:family="table">
      <style:table-properties style:width="7.1708in" fo:margin-left="-0.0035in" fo:margin-right="-0.2424in" table:align="margins"/>
    </style:style>
    <style:style style:name="Table7.A" style:family="table-column">
      <style:table-column-properties style:column-width="1.5451in" style:rel-column-width="14121*"/>
    </style:style>
    <style:style style:name="Table7.B" style:family="table-column">
      <style:table-column-properties style:column-width="0.75in" style:rel-column-width="6854*"/>
    </style:style>
    <style:style style:name="Table7.C" style:family="table-column">
      <style:table-column-properties style:column-width="0.625in" style:rel-column-width="5711*"/>
    </style:style>
    <style:style style:name="Table7.D" style:family="table-column">
      <style:table-column-properties style:column-width="1.091in" style:rel-column-width="9970*"/>
    </style:style>
    <style:style style:name="Table7.E" style:family="table-column">
      <style:table-column-properties style:column-width="1.1479in" style:rel-column-width="10490*"/>
    </style:style>
    <style:style style:name="Table7.F" style:family="table-column">
      <style:table-column-properties style:column-width="0.875in" style:rel-column-width="7996*"/>
    </style:style>
    <style:style style:name="Table7.G" style:family="table-column">
      <style:table-column-properties style:column-width="1.1375in" style:rel-column-width="10393*"/>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7.9" style:family="table-row">
      <style:table-row-properties style:min-row-height="0.0979in"/>
    </style:style>
    <style:style style:name="Table2" style:family="table">
      <style:table-properties style:width="6.9201in" table:align="left"/>
    </style:style>
    <style:style style:name="Table2.A" style:family="table-column">
      <style:table-column-properties style:column-width="3.4618in"/>
    </style:style>
    <style:style style:name="Table2.B" style:family="table-column">
      <style:table-column-properties style:column-width="3.458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01in" table:align="left"/>
    </style:style>
    <style:style style:name="Table3.A" style:family="table-column">
      <style:table-column-properties style:column-width="2.0681in"/>
    </style:style>
    <style:style style:name="Table3.B" style:family="table-column">
      <style:table-column-properties style:column-width="2.1424in"/>
    </style:style>
    <style:style style:name="Table3.C" style:family="table-column">
      <style:table-column-properties style:column-width="2.7097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Apple Symbols" fo:font-size="16pt"/>
    </style:style>
    <style:style style:name="P2" style:family="paragraph" style:parent-style-name="Table_20_Contents">
      <style:paragraph-properties fo:text-align="center" style:justify-single-word="false"/>
      <style:text-properties style:font-name="Apple Symbols" fo:font-size="16pt"/>
    </style:style>
    <style:style style:name="P3" style:family="paragraph" style:parent-style-name="Table_20_Contents">
      <style:text-properties style:font-name="Apple Symbols" fo:font-size="16pt" fo:font-weight="bold" style:font-weight-asian="bold" style:font-weight-complex="bold"/>
    </style:style>
    <style:style style:name="P4" style:family="paragraph" style:parent-style-name="Table_20_Contents">
      <style:paragraph-properties fo:text-align="center" style:justify-single-word="false"/>
      <style:text-properties style:font-name="Apple Symbols" fo:font-size="16pt" fo:font-weight="bold" style:font-weight-asian="bold" style:font-weight-complex="bold"/>
    </style:style>
    <style:style style:name="P5" style:family="paragraph" style:parent-style-name="Table_20_Contents">
      <style:text-properties style:font-name="Apple Symbols" fo:font-size="14pt" style:font-size-asian="14pt" style:font-size-complex="14pt"/>
    </style:style>
    <style:style style:name="P6" style:family="paragraph" style:parent-style-name="Table_20_Contents">
      <style:text-properties fo:font-size="2pt" style:font-size-asian="2pt" style:font-size-complex="2pt"/>
    </style:style>
    <style:style style:name="P7" style:family="paragraph" style:parent-style-name="Standard">
      <style:text-properties style:font-name="Apple Symbols" fo:font-size="16pt"/>
    </style:style>
    <style:style style:name="P8" style:family="paragraph" style:parent-style-name="Standard">
      <style:text-properties style:font-name="Apple Symbols" fo:font-size="16pt" fo:font-weight="bold" style:font-weight-asian="bold" style:font-weight-complex="bold"/>
    </style:style>
    <style:style style:name="P9" style:family="paragraph" style:parent-style-name="Standard">
      <style:text-properties style:font-name="Apple Symbols" fo:font-size="16pt" fo:font-weight="normal" style:font-weight-asian="normal" style:font-weight-complex="normal"/>
    </style:style>
    <style:style style:name="P10" style:family="paragraph" style:parent-style-name="Standard">
      <style:paragraph-properties fo:break-before="page"/>
      <style:text-properties style:font-name="Apple Symbols" fo:font-size="16pt"/>
    </style:style>
    <style:style style:name="P11" style:family="paragraph" style:parent-style-name="Standard">
      <style:paragraph-properties fo:break-before="page"/>
      <style:text-properties style:font-name="Apple Symbols" fo:font-size="16pt" fo:font-weight="bold" style:font-weight-asian="bold" style:font-weight-complex="bold"/>
    </style:style>
    <style:style style:name="P12" style:family="paragraph" style:parent-style-name="Standard">
      <style:paragraph-properties fo:break-before="page"/>
      <style:text-properties fo:color="#353535" style:font-name="AppleSystemUIFont" fo:font-size="12pt" fo:font-weight="normal" style:font-name-asian="AppleSystemUIFont" style:font-size-asian="12pt" style:font-weight-asian="normal" style:font-name-complex="AppleSystemUIFont" style:font-size-complex="12pt" style:font-weight-complex="normal"/>
    </style:style>
    <style:style style:name="P13" style:family="paragraph" style:parent-style-name="Standard" style:list-style-name="L1">
      <style:text-properties style:font-name="Apple Symbols" fo:font-size="16pt"/>
    </style:style>
    <style:style style:name="P14" style:family="paragraph" style:parent-style-name="Standard" style:list-style-name="L2">
      <style:text-properties style:font-name="Apple Symbols" fo:font-size="16pt"/>
    </style:style>
    <style:style style:name="P15" style:family="paragraph" style:parent-style-name="Standard" style:list-style-name="L3">
      <style:text-properties style:font-name="Apple Symbols" fo:font-size="16pt"/>
    </style:style>
    <style:style style:name="P16" style:family="paragraph" style:parent-style-name="Standard" style:list-style-name="L4">
      <style:paragraph-properties>
        <style:tab-stops>
          <style:tab-stop style:position="0.5in"/>
        </style:tab-stops>
      </style:paragraph-properties>
      <style:text-properties fo:color="#353535" style:font-name="AppleSystemUIFont" fo:font-size="12pt" fo:font-weight="normal" style:font-name-asian="AppleSystemUIFont" style:font-size-asian="12pt" style:font-weight-asian="normal" style:font-name-complex="AppleSystemUIFont" style:font-size-complex="12pt" style:font-weight-complex="normal"/>
    </style:style>
    <style:style style:name="P17" style:family="paragraph" style:parent-style-name="Standard" style:list-style-name="L4">
      <style:text-properties fo:color="#353535" style:font-name="AppleSystemUIFont" fo:font-size="12pt" fo:font-weight="normal" style:font-name-asian="AppleSystemUIFont" style:font-size-asian="12pt" style:font-weight-asian="normal" style:font-name-complex="AppleSystemUIFont" style:font-size-complex="12pt" style:font-weight-complex="normal"/>
    </style:style>
    <style:style style:name="P18" style:family="paragraph">
      <style:paragraph-properties fo:margin-top="0.2201in" fo:margin-bottom="0in" fo:text-align="center"/>
    </style:style>
    <style:style style:name="P19" style:family="paragraph">
      <style:paragraph-properties fo:margin-top="0in" fo:margin-bottom="0in" fo:text-align="center"/>
    </style:style>
    <style:style style:name="P20" style:family="paragraph">
      <style:paragraph-properties fo:margin-left="0.0598in" fo:margin-right="0in" fo:margin-top="0.2201in" fo:margin-bottom="0in" fo:text-align="center" fo:text-indent="0in"/>
      <style:text-properties style:font-name="Trebuchet MS" fo:font-size="12pt"/>
    </style:style>
    <style:style style:name="P21" style:family="paragraph">
      <style:paragraph-properties fo:text-align="center"/>
    </style:style>
    <style:style style:name="P22" style:family="paragraph">
      <style:paragraph-properties fo:text-align="center"/>
      <style:text-properties style:font-name="Apple Symbols2" fo:font-size="16pt" style:font-size-asian="16pt" style:font-size-complex="16pt"/>
    </style:style>
    <style:style style:name="P23" style:family="paragraph">
      <style:paragraph-properties fo:text-align="center"/>
      <style:text-properties fo:font-size="12pt"/>
    </style:style>
    <style:style style:name="P24" style:family="paragraph">
      <style:text-properties style:font-name="Apple Symbols2" fo:font-size="16pt" style:font-size-asian="16pt" style:font-size-complex="16pt"/>
    </style:style>
    <style:style style:name="P25" style:family="paragraph">
      <style:paragraph-properties fo:text-align="start"/>
    </style:style>
    <style:style style:name="P26" style:family="paragraph">
      <style:paragraph-properties fo:text-align="start"/>
      <style:text-properties fo:color="#666666" style:font-name="Apple Symbols2" fo:font-size="16pt" style:font-size-asian="16pt" style:font-size-complex="16pt"/>
    </style:style>
    <style:style style:name="T1" style:family="text">
      <style:text-properties fo:color="#353535" style:font-name="AppleSystemUIFont" fo:font-size="12pt" style:font-name-asian="AppleSystemUIFont" style:font-size-asian="12pt" style:font-name-complex="AppleSystemUIFont" style:font-size-complex="12pt"/>
    </style:style>
    <style:style style:name="T2" style:family="text">
      <style:text-properties fo:color="#353535" style:font-name="AppleSystemUIFont" fo:font-size="12pt" fo:font-weight="bold" style:font-name-asian="AppleSystemUIFont" style:font-size-asian="12pt" style:font-weight-asian="bold" style:font-name-complex="AppleSystemUIFont" style:font-size-complex="12pt" style:font-weight-complex="bold"/>
    </style:style>
    <style:style style:name="T3" style:family="text">
      <style:text-properties style:text-position="super 58%"/>
    </style:style>
    <style:style style:name="T4" style:family="text">
      <style:text-properties style:font-name="Apple Symbols1" style:font-name-asian="Apple Symbols1" style:font-name-complex="Apple Symbols1"/>
    </style:style>
    <style:style style:name="T5" style:family="text">
      <style:text-properties style:font-name="Trebuchet MS" fo:font-size="12pt"/>
    </style:style>
    <style:style style:name="T6" style:family="text">
      <style:text-properties style:font-name="Apple Symbols2" fo:font-size="16pt" style:font-size-asian="16pt" style:font-size-complex="16pt"/>
    </style:style>
    <style:style style:name="T7" style:family="text">
      <style:text-properties fo:color="#666666" style:font-name="Apple Symbols2" fo:font-size="16pt" style:font-size-asian="16pt" style:font-size-complex="1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5819in" style:run-through="foreground"/>
    </style:style>
    <style:style style:name="gr3" style:family="graphic">
      <style:graphic-properties draw:stroke="none" svg:stroke-color="#000000" draw:fill="none" draw:fill-color="#ffffff" fo:min-height="0.6673in" style:run-through="foreground"/>
    </style:style>
    <style:style style:name="gr4" style:family="graphic">
      <style:graphic-properties style:run-through="foreground"/>
    </style:style>
    <style:style style:name="gr5" style:family="graphic">
      <style:graphic-properties draw:stroke="solid" svg:stroke-color="#000000" draw:fill="none" draw:fill-color="#ffffff" fo:min-height="0.6102in" style:run-through="foreground"/>
    </style:style>
    <style:style style:name="gr6" style:family="graphic">
      <style:graphic-properties draw:stroke="solid" svg:stroke-color="#000000" draw:fill="none" draw:fill-color="#ffffff" fo:min-height="0.8327in" style:run-through="foreground"/>
    </style:style>
    <style:style style:name="gr7" style:family="graphic">
      <style:graphic-properties draw:fill="none" draw:textarea-horizontal-align="justify" draw:textarea-vertical-align="middle" draw:auto-grow-height="false" fo:min-height="0in" fo:min-width="0in" style:run-through="foreground"/>
    </style:style>
    <style:style style:name="gr8" style:family="graphic">
      <style:graphic-properties draw:stroke="dash" draw:stroke-dash="Dash_20_2" svg:stroke-color="#808080" draw:marker-end="Arrow" draw:textarea-horizontal-align="center" draw:textarea-vertical-align="middle" style:run-through="foreground"/>
    </style:style>
    <style:style style:name="gr9" style:family="graphic">
      <style:graphic-properties svg:stroke-color="#000000" draw:marker-end="Arrow_20_concave" draw:textarea-horizontal-align="center" draw:textarea-vertical-align="middle" style:run-through="foreground"/>
    </style:style>
    <style:style style:name="gr10" style:family="graphic">
      <style:graphic-properties draw:stroke="dash" draw:stroke-dash="Dash_20_3" svg:stroke-color="#808080" draw:marker-end="Arrow" draw:textarea-horizontal-align="center" draw:textarea-vertical-align="middle" style:run-through="foreground"/>
    </style:style>
    <style:style style:name="gr11" style:family="graphic">
      <style:graphic-properties draw:stroke="solid" svg:stroke-color="#000000" draw:fill="none" draw:fill-color="#ffffff" fo:min-height="2.2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0.6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8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Dashed_20__28_var_29_" svg:stroke-color="#666666" draw:marker-end="Arrow" draw:fill="solid" draw:fill-color="#66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9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666666" draw:fill="none" draw:fill-color="#ffffff" fo:min-height="0.8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000000" draw:fill="none" draw:fill-color="#ffffff" fo:min-height="0.6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color="#000000" draw:fill="none" draw:fill-color="#ffffff" fo:min-height="0.9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11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able of Contents</text:p>
      <text:p text:style-name="P7"/>
      <text:list xml:id="list5621563807067680738" text:style-name="L1">
        <text:list-item>
          <text:p text:style-name="P13">How Ingles Aventurero Works</text:p>
        </text:list-item>
        <text:list-item>
          <text:p text:style-name="P13">Testing</text:p>
        </text:list-item>
      </text:list>
      <text:p text:style-name="P10">How Ingles Aventurero Works.</text:p>
      <text:p text:style-name="P7"/>
      <text:p text:style-name="P7">Types of pages:</text:p>
      <table:table table:name="Table1" table:style-name="Table1">
        <table:table-column table:style-name="Table1.A" table:number-columns-repeated="3"/>
        <table:table-row>
          <table:table-cell table:style-name="Table1.A1" office:value-type="string">
            <text:p text:style-name="P1">Simple:</text:p>
            <text:p text:style-name="P1">Hint <text:s/>01</text:p>
            <text:p text:style-name="P1">Reply 0A</text:p>
            <text:p text:style-name="P1">Reply 0B</text:p>
          </table:table-cell>
          <table:table-cell table:style-name="Table1.A1" office:value-type="string">
            <text:p text:style-name="P1">Inverse:</text:p>
            <text:p text:style-name="P1">Reply 0A</text:p>
            <text:p text:style-name="P1">Reply 0B</text:p>
            <text:p text:style-name="P1">Hint <text:s/>1</text:p>
          </table:table-cell>
          <table:table-cell table:style-name="Table1.C1" office:value-type="string">
            <text:p text:style-name="P1">Only Reply:</text:p>
            <text:p text:style-name="P1">Reply 0A</text:p>
            <text:p text:style-name="P1">Reply 0B</text:p>
          </table:table-cell>
        </table:table-row>
        <table:table-row>
          <table:table-cell table:style-name="Table1.A2" office:value-type="string">
            <text:p text:style-name="P1">Compound:</text:p>
            <text:p text:style-name="P1">Hint <text:s/>0</text:p>
            <text:p text:style-name="P1">Reply 0A</text:p>
            <text:p text:style-name="P1">Reply 0B</text:p>
            <text:p text:style-name="P1">Hint <text:s/>1</text:p>
            <text:p text:style-name="P1">Reply 1A</text:p>
            <text:p text:style-name="P1">Reply 1B</text:p>
          </table:table-cell>
          <table:table-cell table:style-name="Table1.A2" office:value-type="string">
            <text:p text:style-name="P1">StartAndEndWithReply</text:p>
            <text:p text:style-name="P1">Reply 0A</text:p>
            <text:p text:style-name="P1">Reply 0B</text:p>
            <text:p text:style-name="P1">Hint <text:s/>1</text:p>
            <text:p text:style-name="P1">Reply 2A</text:p>
            <text:p text:style-name="P1">Reply 2B</text:p>
          </table:table-cell>
          <table:table-cell table:style-name="Table1.C2" office:value-type="string">
            <text:p text:style-name="P1">Compound Start With Reply</text:p>
            <text:p text:style-name="P1">Reply 0A</text:p>
            <text:p text:style-name="P1">Reply 0B</text:p>
            <text:p text:style-name="P1">Hint <text:s/>1</text:p>
            <text:p text:style-name="P1">Reply 2A</text:p>
            <text:p text:style-name="P1">Reply 2B</text:p>
            <text:p text:style-name="P1">Hint <text:s/>2</text:p>
          </table:table-cell>
        </table:table-row>
        <table:table-row>
          <table:table-cell table:style-name="Table1.A2" office:value-type="string">
            <text:p text:style-name="P1"/>
          </table:table-cell>
          <table:table-cell table:style-name="Table1.A2" office:value-type="string">
            <text:p text:style-name="P1"/>
          </table:table-cell>
          <table:table-cell table:style-name="Table1.C2" office:value-type="string">
            <text:p text:style-name="P1"/>
          </table:table-cell>
        </table:table-row>
      </table:table>
      <text:p text:style-name="P7"/>
      <text:p text:style-name="P7"/>
      <text:p text:style-name="P7">A reply-set consists of two possible replies, Reply 0A and Reply 0B make a reply set. If one of the replies in a reply set is matched, then the reply set is matched.</text:p>
      <text:p text:style-name="P7"/>
      <text:p text:style-name="P7">Every time a page is turned to, if there exists a reply-set that has not been matched on the page, then the leading hint, if it exists, will play. If there exists more than one reply-set that has not been matched on the page, then take the reply-set most at the top, and its leading hint will play, if it exists.</text:p>
      <text:p text:style-name="P7"/>
      <text:p text:style-name="P7">When a reply-set is matched if there is a hint directly below the reply set, then the hint will play.</text:p>
      <text:p text:style-name="P7"/>
      <text:p text:style-name="P7">User can see each reply in turn by pressing a horizontal scroll button and scrolling through them. When turning back to a page, the last showing reply should be showing.</text:p>
      <text:p text:style-name="P7"/>
      <text:p text:style-name="P7">User should be able to do the following:</text:p>
      <text:list xml:id="list414608293594127046" text:style-name="L2">
        <text:list-item>
          <text:p text:style-name="P14">Show first page.</text:p>
          <text:p text:style-name="P14">a. Plays appropriate hint.</text:p>
        </text:list-item>
        <text:list-item>
          <text:p text:style-name="P14">Page through script.</text:p>
          <text:p text:style-name="P14">Page backwards then forwards leaves you at the same spot.</text:p>
        </text:list-item>
        <text:list-item>
          <text:p text:style-name="P14">Scroll through responses.</text:p>
        </text:list-item>
        <text:list-item>
          <text:p text:style-name="P14">See correct picture for page.</text:p>
        </text:list-item>
        <text:list-item>
          <text:p text:style-name="P14">Microphone opens when microphone button is pressed.</text:p>
        </text:list-item>
        <text:list-item>
          <text:p text:style-name="P14">Explains results of incorrect answer.</text:p>
        </text:list-item>
        <text:list-item>
          <text:p text:style-name="P14"><text:soft-page-break/>Match a response.</text:p>
          <text:p text:style-name="P14">a. Turns to new page or plays next hint.</text:p>
          <text:p text:style-name="P14">b. Last page, show Done With Scene Dialog.</text:p>
        </text:list-item>
        <text:list-item>
          <text:p text:style-name="P14">Play sentence slowly by pressing turtle button.</text:p>
        </text:list-item>
        <text:list-item>
          <text:p text:style-name="P14">Replays sentence.</text:p>
        </text:list-item>
        <text:list-item>
          <text:p text:style-name="P14">Shows picture information dialog.</text:p>
        </text:list-item>
        <text:list-item>
          <text:p text:style-name="P14">Shows voice information dialog.</text:p>
        </text:list-item>
      </text:list>
      <text:p text:style-name="P7"><text:tab/></text:p>
      <text:p text:style-name="P7">Before signing APK:</text:p>
      <text:p text:style-name="P7">set check button in fragment_reply.xml to Visible.GONE</text:p>
      <text:p text:style-name="P7"><text:s text:c="7"/></text:p>
      <text:p text:style-name="P7"/>
      <text:p text:style-name="P11">II. Testing</text:p>
      <text:p text:style-name="P7"/>
      <text:p text:style-name="P7">A. Page Testing:</text:p>
      <text:p text:style-name="P7"/>
      <text:p text:style-name="P7">A1. Page Testing </text:p>
      <text:p text:style-name="P7"/>
      <text:p text:style-name="P7"/>
      <text:p text:style-name="P7">B. ColloquyFragment Testing:</text:p>
      <text:p text:style-name="P7"/>
      <text:p text:style-name="P7">B.1. ColloquyFragment Testing onHiddenChanged(), onResume(), noticeResponses(), noticeFinishedPlaying() </text:p>
      <text:p text:style-name="P7"/>
      <text:p text:style-name="P7">ColloquyFragment's methods that result in method calls to StageHouseActivity are onHiddenChanged(), onResume(), noticeResponses(), noticeFinishedPlaying() and the resultant calls to StageHouseActivity primarily depend on the ColloquyFragment's Page attribute.</text:p>
      <text:p text:style-name="P7"/>
      <text:p text:style-name="P7">The correct way to test this would be to add a page state and a StageHouse to ColloquyFragment, call each method and see if the correct methods are called on StageHouse. </text:p>
      <text:p text:style-name="P7"/>
      <text:p text:style-name="P7">This isn't impossible, although there are about 162 important page configurations, they boil down to 10 page states. I would pass in 10 representative pages.</text:p>
      <text:p text:style-name="P7"/>
      <text:p text:style-name="P7">I would pass in my own Activity that implemented the StageHouse interface.</text:p>
      <text:p text:style-name="P7"/>
      <text:p text:style-name="P7"/>
      <text:p text:style-name="P7">Figure 1. Correct way to test ColloquyFragment.</text:p>
      <text:p text:style-name="P7"/>
      <text:p text:style-name="P7"/>
      <text:p text:style-name="P7"/>
      <text:p text:style-name="P7"/>
      <text:p text:style-name="P7"><draw:g text:anchor-type="paragraph" draw:z-index="0" draw:style-name="gr1"><draw:frame draw:style-name="gr2" draw:text-style-name="P20" svg:width="0.9787in" svg:height="0.5823in" svg:x="5.6189in" svg:y="0.152in"><draw:text-box><text:p text:style-name="P18"><text:span text:style-name="T5"/></text:p><text:p text:style-name="P19"><text:span text:style-name="T5">StageHouse</text:span></text:p><text:p text:style-name="P19"><text:span text:style-name="T5"/></text:p></draw:text-box></draw:frame><draw:frame draw:style-name="gr3" draw:text-style-name="P22" svg:width="1.4886in" svg:height="0.6677in" svg:x="5.3799in" svg:y="-0.6217in"><draw:text-box><text:p text:style-name="P21"><text:span text:style-name="T6">Check that StageHouse got method calls.</text:span></text:p></draw:text-box></draw:frame><draw:g draw:style-name="gr4"><draw:frame draw:style-name="gr5" draw:text-style-name="P20" svg:width="0.978in" svg:height="0.6106in" svg:x="0.0398in" svg:y="-0.2445in"><draw:text-box><text:p text:style-name="P18"><text:span text:style-name="T5"/></text:p><text:p text:style-name="P19"><text:span text:style-name="T6">Page</text:span></text:p><text:p text:style-name="P19"><text:span text:style-name="T5"/></text:p></draw:text-box></draw:frame><draw:frame draw:style-name="gr5" draw:text-style-name="P20" svg:width="0.978in" svg:height="0.6106in" svg:x="0.0398in" svg:y="0.65in"><draw:text-box><text:p text:style-name="P18"><text:span text:style-name="T5"/></text:p><text:p text:style-name="P19"><text:span text:style-name="T6">StageHouse</text:span></text:p><text:p text:style-name="P19"><text:span text:style-name="T5"/></text:p></draw:text-box></draw:frame><draw:frame draw:style-name="gr6" draw:text-style-name="P20" svg:width="0.978in" svg:height="0.8331in" svg:x="1.926in" svg:y="0.0874in"><draw:text-box><text:p text:style-name="P18"><text:span text:style-name="T5"/></text:p><text:p text:style-name="P19"><text:span text:style-name="T6">Colloquy</text:span></text:p><text:p text:style-name="P19"><text:span text:style-name="T6">Fragment</text:span></text:p><text:p text:style-name="P19"><text:span text:style-name="T5"/></text:p></draw:text-box></draw:frame><draw:custom-shape draw:style-name="gr7" draw:text-style-name="P22" svg:width="1.3205in" svg:height="1.1571in" svg:x="3.4843in" svg:y="-0.1327in"><text:p text:style-name="P21"><text:span text:style-name="T6">Call methods on </text:span></text:p><text:p text:style-name="P21"><text:span text:style-name="T6">Colloquy Fragment</text:span></text:p><draw:enhanced-geometry svg:viewBox="0 0 21600 21600" draw:glue-points="10800 0 0 10800 10800 21600 21600 10800" draw:text-areas="5400 5400 16200 16200" draw:type="diamond" draw:enhanced-path="M 10800 0 L 21600 10800 10800 21600 0 10800 10800 0 Z N"/></draw:custom-shape><draw:line draw:style-name="gr8" draw:text-style-name="P23" svg:x1="2.9035in" svg:y1="0.4882in" svg:x2="3.4146in" svg:y2="0.4882in"><text:p/></draw:line><draw:line draw:style-name="gr9" draw:text-style-name="P23" svg:x1="1.0177in" svg:y1="1.0165in" svg:x2="1.926in" svg:y2="0.6in"><text:p/></draw:line><draw:line draw:style-name="gr9" draw:text-style-name="P23" svg:x1="1.0177in" svg:y1="0.1075in" svg:x2="1.926in" svg:y2="0.5087in"><text:p/></draw:line><draw:line draw:style-name="gr10" draw:text-style-name="P23" svg:x1="4.8591in" svg:y1="0.4555in" svg:x2="5.6201in" svg:y2="0.45in"><text:p/></draw:line></draw:g></draw:g></text:p>
      <text:p text:style-name="P7"/>
      <text:p text:style-name="P7"/>
      <text:p text:style-name="P7"/>
      <text:p text:style-name="P7"/>
      <text:p text:style-name="P7"/>
      <text:p text:style-name="P7"/>
      <text:p text:style-name="P7"/>
      <text:p text:style-name="P7">Another way to do this is to prove that when ColloquyFragment receives a method call, it calls methods on StageHouseNotifier, which it in turn calls methods on a <text:soft-page-break/>StageHouse, which it receives as a listener. <text:s/></text:p>
      <text:p text:style-name="P7"/>
      <text:p text:style-name="P7">So first I have to prove that when ColloquyFragment receives a method call it instantiates a StageHouseNotifier passes it it's page and stageHouseActivity. I can prove that ColloquyFragment passes StageHouseNotifier it's page, but I can't prove that ColloquyFragment passes StageHouse Notifier it's Activity due to the limitations of Mockito. I'm willing to just believe this.</text:p>
      <text:p text:style-name="P7"/>
      <text:p text:style-name="P7">Secondly, I have to prove that when ColloquyFragment receives a method call, it calls the appropriate method on StageHouseNotifier.</text:p>
      <text:p text:style-name="P7"/>
      <text:p text:style-name="P7">Thirdly I have to prove that StageHouseNotifier in turn calls the correct StageHouse method given the page it received. Again there are 162 important pages, but they can be represented as 10 page states. </text:p>
      <text:p text:style-name="P7"/>
      <text:p text:style-name="P7"/>
      <text:p text:style-name="P7">Figure 2. Another way to test ColloquyFragment </text:p>
      <text:p text:style-name="P7"/>
      <text:p text:style-name="P7"><draw:frame text:anchor-type="paragraph" draw:z-index="1" draw:style-name="gr11" draw:text-style-name="P24" svg:width="2.4323in" svg:height="2.2232in" svg:x="1.6909in" svg:y="0.1618in"><draw:text-box><text:p><text:span text:style-name="T6"/></text:p><text:p text:style-name="P21"><text:span text:style-name="T6">ColloquyFragment</text:span></text:p><text:p><text:span text:style-name="T6"/></text:p><text:p><text:span text:style-name="T6"><text:s/></text:span><text:span text:style-name="T6">method call {</text:span></text:p><text:p><text:span text:style-name="T6"/></text:p><text:p><text:span text:style-name="T6"><text:s text:c="3"/></text:span><text:span text:style-name="T6">StageHouseNotifier</text:span></text:p><text:p><text:span text:style-name="T6"><text:s text:c="5"/></text:span><text:span text:style-name="T6">calls StageHouseActivity</text:span></text:p><text:p><text:span text:style-name="T6"/></text:p><text:p><text:span text:style-name="T6"><text:s/></text:span><text:span text:style-name="T6">}</text:span></text:p></draw:text-box></draw:frame></text:p>
      <text:p text:style-name="P7"><draw:frame text:anchor-type="paragraph" draw:z-index="3" draw:style-name="gr12" draw:text-style-name="P22" svg:width="0.9331in" svg:height="0.6315in" svg:x="-0.15in" svg:y="0.0571in"><draw:text-box><text:p text:style-name="P21"><text:span text:style-name="T6"/></text:p><text:p text:style-name="P21"><text:span text:style-name="T6">Page</text:span></text:p></draw:text-box></draw:frame></text:p>
      <text:p text:style-name="P7"><draw:frame text:anchor-type="paragraph" draw:z-index="5" draw:style-name="gr13" draw:text-style-name="P22" svg:width="1.6823in" svg:height="0.8898in" svg:x="4.3161in" svg:y="0.1866in"><draw:text-box><text:p text:style-name="P21"><text:span text:style-name="T6">Verify StageHouseNotifier makes appropriate calls to StageHouse</text:span></text:p></draw:text-box></draw:frame><draw:line text:anchor-type="paragraph" draw:z-index="7" draw:style-name="gr14" draw:text-style-name="P21" svg:x1="0.7827in" svg:y1="0.1827in" svg:x2="1.6909in" svg:y2="0.7327in"><text:p/></draw:line></text:p>
      <text:p text:style-name="P7"/>
      <text:p text:style-name="P7"/>
      <text:p text:style-name="P7"><draw:frame text:anchor-type="paragraph" draw:z-index="4" draw:style-name="gr12" draw:text-style-name="P22" svg:width="1.0232in" svg:height="0.6315in" svg:x="6.2827in" svg:y="0.0909in"><draw:text-box><text:p text:style-name="P21"><text:span text:style-name="T6"/></text:p><text:p text:style-name="P21"><text:span text:style-name="T6">StageHouse</text:span></text:p></draw:text-box></draw:frame></text:p>
      <text:p text:style-name="P7"><draw:line text:anchor-type="paragraph" draw:z-index="6" draw:style-name="gr14" draw:text-style-name="P21" svg:x1="0.8618in" svg:y1="0.6165in" svg:x2="1.6909in" svg:y2="0.0937in"><text:p/></draw:line></text:p>
      <text:p text:style-name="P7"><draw:frame text:anchor-type="paragraph" draw:z-index="2" draw:style-name="gr12" draw:text-style-name="P22" svg:width="1.0232in" svg:height="0.6315in" svg:x="-0.161in" svg:y="0.0453in"><draw:text-box><text:p text:style-name="P21"><text:span text:style-name="T6"/></text:p><text:p text:style-name="P21"><text:span text:style-name="T6">StageHouse</text:span></text:p></draw:text-box></draw:frame><draw:line text:anchor-type="paragraph" draw:z-index="8" draw:style-name="gr15" draw:text-style-name="P21" svg:x1="4.1228in" svg:y1="0.0228in" svg:x2="6.2827in" svg:y2="0.0303in"><text:p/></draw:line></text:p>
      <text:p text:style-name="P7"/>
      <text:p text:style-name="P7"/>
      <text:p text:style-name="P7"/>
      <text:p text:style-name="P7"/>
      <text:p text:style-name="P7"/>
      <text:p text:style-name="P7"/>
      <text:p text:style-name="P7"><draw:frame text:anchor-type="paragraph" draw:z-index="13" draw:style-name="gr16" draw:text-style-name="P22" svg:width="3.1823in" svg:height="0.9413in" svg:x="0.0445in" svg:y="0.0252in"><draw:text-box><text:p text:style-name="P21"><text:span text:style-name="T6">Part 1:</text:span></text:p><text:p text:style-name="P21"><text:span text:style-name="T6">Verify ColloquyFragment StageHouseNotifier passes Page and StageHouse to StageHouseNotifier</text:span></text:p></draw:text-box></draw:frame></text:p>
      <text:p text:style-name="P7"><draw:frame text:anchor-type="paragraph" draw:z-index="19" draw:style-name="gr20" draw:text-style-name="P22" svg:width="3.0232in" svg:height="1.1122in" svg:x="3.9634in" svg:y="0.1362in"><draw:text-box><text:p text:style-name="P21"><text:span text:style-name="T6">Part 2:</text:span></text:p><text:p text:style-name="P21"><text:span text:style-name="T6">Verify StageHouseNotifier makes appropriate calls to it's listener given page, which I'm believing is StageHouseActivity</text:span></text:p></draw:text-box></draw:frame></text:p>
      <text:p text:style-name="P7"/>
      <text:p text:style-name="P7"/>
      <text:p text:style-name="P7"><draw:frame text:anchor-type="paragraph" draw:z-index="10" draw:style-name="gr12" draw:text-style-name="P22" svg:width="0.9331in" svg:height="0.6315in" svg:x="-0.2071in" svg:y="0.172in"><draw:text-box><text:p text:style-name="P21"><text:span text:style-name="T6"/></text:p><text:p text:style-name="P21"><text:span text:style-name="T6">Page</text:span></text:p></draw:text-box></draw:frame></text:p>
      <text:p text:style-name="P7"/>
      <text:p text:style-name="P7"><draw:line text:anchor-type="paragraph" draw:z-index="11" draw:style-name="gr14" draw:text-style-name="P23" svg:x1="0.7256in" svg:y1="0.0583in" svg:x2="1.339in" svg:y2="0.5811in"><text:p/></draw:line></text:p>
      <text:p text:style-name="P7"><draw:frame text:anchor-type="paragraph" draw:z-index="15" draw:style-name="gr18" draw:text-style-name="P22" svg:width="1.6933in" svg:height="0.6453in" svg:x="1.339in" svg:y="0.0445in"><draw:text-box><text:p text:style-name="P21"><text:span text:style-name="T6"/></text:p><text:p text:style-name="P21"><text:span text:style-name="T6">StageHouseNotifier</text:span></text:p></draw:text-box></draw:frame><draw:frame text:anchor-type="paragraph" draw:z-index="16" draw:style-name="gr19" draw:text-style-name="P22" svg:width="1.0114in" svg:height="0.9307in" svg:x="4.8047in" svg:y="0.0402in"><draw:text-box><text:p text:style-name="P21"><text:span text:style-name="T6"/></text:p><text:p text:style-name="P21"><text:span text:style-name="T6">StageHouseNotifier</text:span></text:p></draw:text-box></draw:frame><draw:frame text:anchor-type="paragraph" draw:z-index="17" draw:style-name="gr12" draw:text-style-name="P22" svg:width="1.0232in" svg:height="0.6315in" svg:x="6.2472in" svg:y="0.0984in"><draw:text-box><text:p text:style-name="P21"><text:span text:style-name="T6"/></text:p><text:p text:style-name="P21"><text:span text:style-name="T6">StageHouse</text:span></text:p></draw:text-box></draw:frame><draw:frame text:anchor-type="paragraph" draw:z-index="20" draw:style-name="gr12" draw:text-style-name="P22" svg:width="0.9331in" svg:height="0.6315in" svg:x="3.452in" svg:y="0.0618in"><draw:text-box><text:p text:style-name="P21"><text:span text:style-name="T6"/></text:p><text:p text:style-name="P21"><text:span text:style-name="T6">Page</text:span></text:p></draw:text-box></draw:frame></text:p>
      <text:p text:style-name="P7"><draw:line text:anchor-type="paragraph" draw:z-index="18" draw:style-name="gr15" draw:text-style-name="P21" svg:x1="5.8161in" svg:y1="0.1862in" svg:x2="6.2472in" svg:y2="0.1862in"><text:p/></draw:line><draw:line text:anchor-type="paragraph" draw:z-index="21" draw:style-name="gr14" draw:text-style-name="P23" svg:x1="4.3846in" svg:y1="0.152in" svg:x2="4.8047in" svg:y2="0.152in"><text:p/></draw:line></text:p>
      <text:p text:style-name="P7"><draw:frame text:anchor-type="paragraph" draw:z-index="9" draw:style-name="gr12" draw:text-style-name="P22" svg:width="1.0232in" svg:height="0.6315in" svg:x="-0.1957in" svg:y="0.1173in"><draw:text-box><text:p text:style-name="P21"><text:span text:style-name="T6"/></text:p><text:p text:style-name="P21"><text:span text:style-name="T6">StageHouse</text:span></text:p></draw:text-box></draw:frame><draw:line text:anchor-type="paragraph" draw:z-index="12" draw:style-name="gr14" draw:text-style-name="P21" svg:x1="0.8272in" svg:y1="0.4362in" svg:x2="1.339in" svg:y2="0.0055in"><text:p/></draw:line></text:p>
      <text:p text:style-name="P7"><text:soft-page-break/></text:p>
      <text:p text:style-name="P7"/>
      <text:p text:style-name="P7"><draw:frame text:anchor-type="paragraph" draw:z-index="14" draw:style-name="gr17" draw:text-style-name="P26" svg:width="3.5004in" svg:height="0.8898in" svg:x="-0.2063in" svg:y="0.1528in"><draw:text-box><text:p text:style-name="P25"><text:span text:style-name="T7">*No way to verify ColloquyFragment is <text:s/></text:span></text:p><text:p text:style-name="P25"><text:span text:style-name="T7"><text:s/></text:span><text:span text:style-name="T7">passing it's Activity as a StageHouse to </text:span></text:p><text:p text:style-name="P25"><text:span text:style-name="T7"><text:s/></text:span><text:span text:style-name="T7">StageHouseNotifier due to limitations in </text:span></text:p><text:p text:style-name="P25"><text:span text:style-name="T7"><text:s/></text:span><text:span text:style-name="T7">Mockito.</text:span></text:p></draw:text-box></draw:frame></text:p>
      <text:p text:style-name="P7"/>
      <text:p text:style-name="P7"/>
      <text:p text:style-name="P7"/>
      <text:p text:style-name="P7"/>
      <text:p text:style-name="P7"/>
      <text:list xml:id="list6226550610052651574" text:style-name="L3">
        <text:list-item>
          <text:p text:style-name="P15">Cases</text:p>
        </text:list-item>
        <text:list-item>
          <text:p text:style-name="P15">noticeResponses with a matched Matchable.Limited as its argument. </text:p>
        </text:list-item>
      </text:list>
      <text:p text:style-name="P7"/>
      <table:table table:name="Table4" table:style-name="Table4">
        <table:table-column table:style-name="Table4.A"/>
        <table:table-column table:style-name="Table4.B" table:number-columns-repeated="4"/>
        <table:table-column table:style-name="Table4.F"/>
        <table:table-row>
          <table:table-cell table:style-name="Table4.A1" office:value-type="string">
            <text:p text:style-name="P3">Cases --&gt;</text:p>
          </table:table-cell>
          <table:table-cell table:style-name="Table4.A1" office:value-type="string">
            <text:p text:style-name="P4">A</text:p>
          </table:table-cell>
          <table:table-cell table:style-name="Table4.A1" office:value-type="string">
            <text:p text:style-name="P4">B</text:p>
          </table:table-cell>
          <table:table-cell table:style-name="Table4.A1" office:value-type="string">
            <text:p text:style-name="P4">C</text:p>
          </table:table-cell>
          <table:table-cell table:style-name="Table4.A1" office:value-type="string">
            <text:p text:style-name="P4">D</text:p>
          </table:table-cell>
          <table:table-cell table:style-name="Table4.F1" office:value-type="string">
            <text:p text:style-name="P4">E</text:p>
          </table:table-cell>
        </table:table-row>
        <table:table-row>
          <table:table-cell table:style-name="Table4.A2" office:value-type="string">
            <text:p text:style-name="P3">Page Attributes <text:span text:style-name="T4">↓</text:span></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F2" office:value-type="string">
            <text:p text:style-name="P2"/>
          </table:table-cell>
        </table:table-row>
        <table:table-row>
          <table:table-cell table:style-name="Table4.A2" office:value-type="string">
            <text:p text:style-name="P3">aptHints</text:p>
          </table:table-cell>
          <table:table-cell table:style-name="Table4.A2" office:value-type="string">
            <text:p text:style-name="P2">x</text:p>
          </table:table-cell>
          <table:table-cell table:style-name="Table4.A2" office:value-type="string">
            <text:p text:style-name="P2">o</text:p>
          </table:table-cell>
          <table:table-cell table:style-name="Table4.A2" office:value-type="string">
            <text:p text:style-name="P2">o</text:p>
          </table:table-cell>
          <table:table-cell table:style-name="Table4.A2" office:value-type="string">
            <text:p text:style-name="P2">o</text:p>
          </table:table-cell>
          <table:table-cell table:style-name="Table4.F2" office:value-type="string">
            <text:p text:style-name="P2">o</text:p>
          </table:table-cell>
        </table:table-row>
        <table:table-row>
          <table:table-cell table:style-name="Table4.A2" office:value-type="string">
            <text:p text:style-name="P3">aptReplies</text:p>
          </table:table-cell>
          <table:table-cell table:style-name="Table4.A2" office:value-type="string">
            <text:p text:style-name="P2">?</text:p>
          </table:table-cell>
          <table:table-cell table:style-name="Table4.A2" office:value-type="string">
            <text:p text:style-name="P2">x</text:p>
          </table:table-cell>
          <table:table-cell table:style-name="Table4.A2" office:value-type="string">
            <text:p text:style-name="P2">o</text:p>
          </table:table-cell>
          <table:table-cell table:style-name="Table4.A2" office:value-type="string">
            <text:p text:style-name="P2">o</text:p>
          </table:table-cell>
          <table:table-cell table:style-name="Table4.F2" office:value-type="string">
            <text:p text:style-name="P2">o</text:p>
          </table:table-cell>
        </table:table-row>
        <table:table-row>
          <table:table-cell table:style-name="Table4.A2" office:value-type="string">
            <text:p text:style-name="P3">endingLeaders</text:p>
          </table:table-cell>
          <table:table-cell table:style-name="Table4.A2" office:value-type="string">
            <text:p text:style-name="P2">?</text:p>
          </table:table-cell>
          <table:table-cell table:style-name="Table4.A2" office:value-type="string">
            <text:p text:style-name="P2">?</text:p>
          </table:table-cell>
          <table:table-cell table:style-name="Table4.A2" office:value-type="string">
            <text:p text:style-name="P2">x</text:p>
          </table:table-cell>
          <table:table-cell table:style-name="Table4.A2" office:value-type="string">
            <text:p text:style-name="P2">o</text:p>
          </table:table-cell>
          <table:table-cell table:style-name="Table4.F2" office:value-type="string">
            <text:p text:style-name="P2">o</text:p>
          </table:table-cell>
        </table:table-row>
        <table:table-row>
          <table:table-cell table:style-name="Table4.A2" office:value-type="string">
            <text:p text:style-name="P3">anyReplies</text:p>
          </table:table-cell>
          <table:table-cell table:style-name="Table4.A2" office:value-type="string">
            <text:p text:style-name="P2">?</text:p>
          </table:table-cell>
          <table:table-cell table:style-name="Table4.A2" office:value-type="string">
            <text:p text:style-name="P2">?</text:p>
          </table:table-cell>
          <table:table-cell table:style-name="Table4.A2" office:value-type="string">
            <text:p text:style-name="P2">?</text:p>
          </table:table-cell>
          <table:table-cell table:style-name="Table4.A2" office:value-type="string">
            <text:p text:style-name="P2">x</text:p>
          </table:table-cell>
          <table:table-cell table:style-name="Table4.F2" office:value-type="string">
            <text:p text:style-name="P2">o</text:p>
          </table:table-cell>
        </table:table-row>
        <table:table-row>
          <table:table-cell table:style-name="Table4.A2" office:value-type="string">
            <text:p text:style-name="P3">lastPage</text:p>
          </table:table-cell>
          <table:table-cell table:style-name="Table4.A2" office:value-type="string">
            <text:p text:style-name="P2">?</text:p>
          </table:table-cell>
          <table:table-cell table:style-name="Table4.A2" office:value-type="string">
            <text:p text:style-name="P2">?</text:p>
          </table:table-cell>
          <table:table-cell table:style-name="Table4.A2" office:value-type="string">
            <text:p text:style-name="P2">?</text:p>
          </table:table-cell>
          <table:table-cell table:style-name="Table4.A2" office:value-type="string">
            <text:p text:style-name="P2">?</text:p>
          </table:table-cell>
          <table:table-cell table:style-name="Table4.F2" office:value-type="string">
            <text:p text:style-name="P2">?</text:p>
          </table:table-cell>
        </table:table-row>
        <table:table-row table:style-name="Table4.8">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3">call backs</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cell table:style-name="Table4.F2" office:value-type="string">
            <text:p text:style-name="P2"/>
          </table:table-cell>
        </table:table-row>
        <table:table-row>
          <table:table-cell table:style-name="Table4.A2" office:value-type="string">
            <text:p text:style-name="P3">noticeResponses(matched)</text:p>
          </table:table-cell>
          <table:table-cell table:style-name="Table4.A2" office:value-type="string">
            <text:p text:style-name="P2">aptHints</text:p>
          </table:table-cell>
          <table:table-cell table:style-name="Table4.A2" office:value-type="string">
            <text:p text:style-name="P2">flash aptReply</text:p>
          </table:table-cell>
          <table:table-cell table:style-name="Table4.A2" office:value-type="string">
            <text:p text:style-name="P2">aptHints</text:p>
          </table:table-cell>
          <table:table-cell table:style-name="Table4.A2" office:value-type="string">
            <text:p text:style-name="P2">allReplieHaveBeenMatched</text:p>
          </table:table-cell>
          <table:table-cell table:style-name="Table4.F2" office:value-type="string">
            <text:p text:style-name="P2">there AreNoRepliesToMatch</text:p>
          </table:table-cell>
        </table:table-row>
      </table:table>
      <text:p text:style-name="P7"/>
      <text:p text:style-name="P7">C2. noticeResponses with a NON-matched Matchable.Limited as its argument.</text:p>
      <text:p text:style-name="P7"/>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3">Cases --&gt;</text:p>
          </table:table-cell>
          <table:table-cell table:style-name="Table5.A1" office:value-type="string">
            <text:p text:style-name="P4">F</text:p>
          </table:table-cell>
          <table:table-cell table:style-name="Table5.A1" office:value-type="string">
            <text:p text:style-name="P4">G</text:p>
          </table:table-cell>
          <table:table-cell table:style-name="Table5.D1" office:value-type="string">
            <text:p text:style-name="P4">H</text:p>
          </table:table-cell>
        </table:table-row>
        <table:table-row>
          <table:table-cell table:style-name="Table5.A2" office:value-type="string">
            <text:p text:style-name="P3">Page Attributes <text:span text:style-name="T4">↓</text:span></text:p>
          </table:table-cell>
          <table:table-cell table:style-name="Table5.A2" office:value-type="string">
            <text:p text:style-name="P2"/>
          </table:table-cell>
          <table:table-cell table:style-name="Table5.A2" office:value-type="string">
            <text:p text:style-name="P2"/>
          </table:table-cell>
          <table:table-cell table:style-name="Table5.D2" office:value-type="string">
            <text:p text:style-name="P2"/>
          </table:table-cell>
        </table:table-row>
        <table:table-row>
          <table:table-cell table:style-name="Table5.A2" office:value-type="string">
            <text:p text:style-name="P3">aptHints</text:p>
          </table:table-cell>
          <table:table-cell table:style-name="Table5.A2" office:value-type="string">
            <text:p text:style-name="P2">?</text:p>
          </table:table-cell>
          <table:table-cell table:style-name="Table5.A2" office:value-type="string">
            <text:p text:style-name="P2">?</text:p>
          </table:table-cell>
          <table:table-cell table:style-name="Table5.D2" office:value-type="string">
            <text:p text:style-name="P2">?</text:p>
          </table:table-cell>
        </table:table-row>
        <table:table-row>
          <table:table-cell table:style-name="Table5.A2" office:value-type="string">
            <text:p text:style-name="P3">aptReplies</text:p>
          </table:table-cell>
          <table:table-cell table:style-name="Table5.A2" office:value-type="string">
            <text:p text:style-name="P2">x</text:p>
          </table:table-cell>
          <table:table-cell table:style-name="Table5.A2" office:value-type="string">
            <text:p text:style-name="P2">o</text:p>
          </table:table-cell>
          <table:table-cell table:style-name="Table5.D2" office:value-type="string">
            <text:p text:style-name="P2">o</text:p>
          </table:table-cell>
        </table:table-row>
        <table:table-row>
          <table:table-cell table:style-name="Table5.A2" office:value-type="string">
            <text:p text:style-name="P3">endingLeaders</text:p>
          </table:table-cell>
          <table:table-cell table:style-name="Table5.A2" office:value-type="string">
            <text:p text:style-name="P2">?</text:p>
          </table:table-cell>
          <table:table-cell table:style-name="Table5.A2" office:value-type="string">
            <text:p text:style-name="P2">?</text:p>
          </table:table-cell>
          <table:table-cell table:style-name="Table5.D2" office:value-type="string">
            <text:p text:style-name="P2">?</text:p>
          </table:table-cell>
        </table:table-row>
        <table:table-row>
          <table:table-cell table:style-name="Table5.A2" office:value-type="string">
            <text:p text:style-name="P3">anyReplies</text:p>
          </table:table-cell>
          <table:table-cell table:style-name="Table5.A2" office:value-type="string">
            <text:p text:style-name="P2">?</text:p>
          </table:table-cell>
          <table:table-cell table:style-name="Table5.A2" office:value-type="string">
            <text:p text:style-name="P2">o</text:p>
          </table:table-cell>
          <table:table-cell table:style-name="Table5.D2" office:value-type="string">
            <text:p text:style-name="P2">x</text:p>
          </table:table-cell>
        </table:table-row>
        <table:table-row>
          <table:table-cell table:style-name="Table5.A2" office:value-type="string">
            <text:p text:style-name="P3">lastPage</text:p>
          </table:table-cell>
          <table:table-cell table:style-name="Table5.A2" office:value-type="string">
            <text:p text:style-name="P2">?</text:p>
          </table:table-cell>
          <table:table-cell table:style-name="Table5.A2" office:value-type="string">
            <text:p text:style-name="P2">?</text:p>
          </table:table-cell>
          <table:table-cell table:style-name="Table5.D2" office:value-type="string">
            <text:p text:style-name="P2">?</text:p>
          </table:table-cell>
        </table:table-row>
        <table:table-row table:style-name="Table5.8">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D2" office:value-type="string">
            <text:p text:style-name="P6"/>
          </table:table-cell>
        </table:table-row>
        <table:table-row>
          <table:table-cell table:style-name="Table5.A2" office:value-type="string">
            <text:p text:style-name="P3">call backs</text:p>
          </table:table-cell>
          <table:table-cell table:style-name="Table5.A2" office:value-type="string">
            <text:p text:style-name="P2"/>
          </table:table-cell>
          <table:table-cell table:style-name="Table5.A2" office:value-type="string">
            <text:p text:style-name="P2"/>
          </table:table-cell>
          <table:table-cell table:style-name="Table5.D2" office:value-type="string">
            <text:p text:style-name="P2"/>
          </table:table-cell>
        </table:table-row>
        <table:table-row>
          <table:table-cell table:style-name="Table5.A2" office:value-type="string">
            <text:p text:style-name="P3">noticeResponses(NONmatched)</text:p>
          </table:table-cell>
          <table:table-cell table:style-name="Table5.A2" office:value-type="string">
            <text:p text:style-name="P2">notifyNoMatchWithAptReplies</text:p>
          </table:table-cell>
          <table:table-cell table:style-name="Table5.A2" office:value-type="string">
            <text:p text:style-name="P2">notifyMeasureContainsNoReplies</text:p>
          </table:table-cell>
          <table:table-cell table:style-name="Table5.D2" office:value-type="string">
            <text:p text:style-name="P2">notifyAllRepliesHaveBeenMatched</text:p>
          </table:table-cell>
        </table:table-row>
      </table:table>
      <text:p text:style-name="P7"><text:soft-page-break/></text:p>
      <text:p text:style-name="P7">C3. noticeJustShowing()</text:p>
      <text:p text:style-name="P7">If there are any aptHints, then a callback to noticeAptHints() is made to StageHouse listener. If there are aptReplies but no aptHints, which could be the case when there is one Reply followed by a hint or just one reply, then flash the reply. That's it, nothing else will trigger a callback to StageHouse.</text:p>
      <text:p text:style-name="P7"/>
      <text:p text:style-name="P7">1. Notice for justShowing(), case M, all the replies have been answered, but the user has scrolled or answered his way to this page. Do not hint for already answered hints.</text:p>
      <text:p text:style-name="P7">2. Notice for justShowing(), in cases L and M, endingLeaders row doesn't matter, both should be '?'. Ending leaders are not played in justShowing() calls. If one of the ending leaders was an aptHint, then it would belong to case I.</text:p>
      <text:p text:style-name="P7">3. justShowing() should set flag doNotPlayNextLine to true if the ancillary reply is before the set of hints.</text:p>
      <text:p text:style-name="P7">4. justShowing() should not set flag doNotPlayNextLine to true if the ancillary reply is after the set of hints.</text:p>
      <text:p text:style-name="P7">5. Point of justShowing() is to play enough to get the correct reply. If there are no apt replies, then nothing gets played. If there are a set of hints before the reply, then all the hints need to be played. If there there are a set of apt hints below the apt reply, then only play the first hint.</text:p>
      <text:p text:style-name="P7"/>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3">Cases --&gt;</text:p>
          </table:table-cell>
          <table:table-cell table:style-name="Table6.A1" office:value-type="string">
            <text:p text:style-name="P4">I</text:p>
          </table:table-cell>
          <table:table-cell table:style-name="Table6.A1" office:value-type="string">
            <text:p text:style-name="P4">J</text:p>
          </table:table-cell>
          <table:table-cell table:style-name="Table6.A1" office:value-type="string">
            <text:p text:style-name="P4">K</text:p>
          </table:table-cell>
          <table:table-cell table:style-name="Table6.A1" office:value-type="string">
            <text:p text:style-name="P4">L</text:p>
          </table:table-cell>
          <table:table-cell table:style-name="Table6.A1" office:value-type="string">
            <text:p text:style-name="P4">M</text:p>
          </table:table-cell>
          <table:table-cell table:style-name="Table6.G1" office:value-type="string">
            <text:p text:style-name="P4">N</text:p>
          </table:table-cell>
        </table:table-row>
        <table:table-row>
          <table:table-cell table:style-name="Table6.A2" office:value-type="string">
            <text:p text:style-name="P3">Page Attributes <text:span text:style-name="T4">↓</text:span></text:p>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G2" office:value-type="string">
            <text:p text:style-name="P2"/>
          </table:table-cell>
        </table:table-row>
        <table:table-row>
          <table:table-cell table:style-name="Table6.A2" office:value-type="string">
            <text:p text:style-name="P3">aptHints</text:p>
          </table:table-cell>
          <table:table-cell table:style-name="Table6.A2" office:value-type="string">
            <text:p text:style-name="P2">x</text:p>
          </table:table-cell>
          <table:table-cell table:style-name="Table6.A2" office:value-type="string">
            <text:p text:style-name="P2">o</text:p>
          </table:table-cell>
          <table:table-cell table:style-name="Table6.A2" office:value-type="string">
            <text:p text:style-name="P2">o</text:p>
          </table:table-cell>
          <table:table-cell table:style-name="Table6.A2" office:value-type="string">
            <text:p text:style-name="P2">o</text:p>
          </table:table-cell>
          <table:table-cell table:style-name="Table6.A2" office:value-type="string">
            <text:p text:style-name="P2">o</text:p>
          </table:table-cell>
          <table:table-cell table:style-name="Table6.G2" office:value-type="string">
            <text:p text:style-name="P2">o</text:p>
          </table:table-cell>
        </table:table-row>
        <table:table-row>
          <table:table-cell table:style-name="Table6.A2" office:value-type="string">
            <text:p text:style-name="P3">aptReplies</text:p>
          </table:table-cell>
          <table:table-cell table:style-name="Table6.A2" office:value-type="string">
            <text:p text:style-name="P2">?</text:p>
          </table:table-cell>
          <table:table-cell table:style-name="Table6.A2" office:value-type="string">
            <text:p text:style-name="P2">x</text:p>
          </table:table-cell>
          <table:table-cell table:style-name="Table6.A2" office:value-type="string">
            <text:p text:style-name="P2">x</text:p>
          </table:table-cell>
          <table:table-cell table:style-name="Table6.A2" office:value-type="string">
            <text:p text:style-name="P2">o</text:p>
          </table:table-cell>
          <table:table-cell table:style-name="Table6.A2" office:value-type="string">
            <text:p text:style-name="P2">o</text:p>
          </table:table-cell>
          <table:table-cell table:style-name="Table6.G2" office:value-type="string">
            <text:p text:style-name="P2">o</text:p>
          </table:table-cell>
        </table:table-row>
        <table:table-row>
          <table:table-cell table:style-name="Table6.A2" office:value-type="string">
            <text:p text:style-name="P3">endingLeaders</text:p>
          </table:table-cell>
          <table:table-cell table:style-name="Table6.A2" office:value-type="string">
            <text:p text:style-name="P2">?</text:p>
          </table:table-cell>
          <table:table-cell table:style-name="Table6.A2" office:value-type="string">
            <text:p text:style-name="P2">o</text:p>
          </table:table-cell>
          <table:table-cell table:style-name="Table6.A2" office:value-type="string">
            <text:p text:style-name="P2">x</text:p>
          </table:table-cell>
          <table:table-cell table:style-name="Table6.A2" office:value-type="string">
            <text:p text:style-name="P2">x</text:p>
          </table:table-cell>
          <table:table-cell table:style-name="Table6.A2" office:value-type="string">
            <text:p text:style-name="P2">o</text:p>
          </table:table-cell>
          <table:table-cell table:style-name="Table6.G2" office:value-type="string">
            <text:p text:style-name="P2">o</text:p>
          </table:table-cell>
        </table:table-row>
        <table:table-row>
          <table:table-cell table:style-name="Table6.A2" office:value-type="string">
            <text:p text:style-name="P3">anyReplies</text:p>
          </table:table-cell>
          <table:table-cell table:style-name="Table6.A2" office:value-type="string">
            <text:p text:style-name="P2">?</text:p>
          </table:table-cell>
          <table:table-cell table:style-name="Table6.A2" office:value-type="string">
            <text:p text:style-name="P2">?</text:p>
          </table:table-cell>
          <table:table-cell table:style-name="Table6.A2" office:value-type="string">
            <text:p text:style-name="P2">can't happen</text:p>
          </table:table-cell>
          <table:table-cell table:style-name="Table6.A2" office:value-type="string">
            <text:p text:style-name="P2">?</text:p>
          </table:table-cell>
          <table:table-cell table:style-name="Table6.A2" office:value-type="string">
            <text:p text:style-name="P2">x</text:p>
          </table:table-cell>
          <table:table-cell table:style-name="Table6.G2" office:value-type="string">
            <text:p text:style-name="P2">o</text:p>
          </table:table-cell>
        </table:table-row>
        <table:table-row>
          <table:table-cell table:style-name="Table6.A2" office:value-type="string">
            <text:p text:style-name="P3">lastPage</text:p>
          </table:table-cell>
          <table:table-cell table:style-name="Table6.A2" office:value-type="string">
            <text:p text:style-name="P2">?</text:p>
          </table:table-cell>
          <table:table-cell table:style-name="Table6.A2" office:value-type="string">
            <text:p text:style-name="P2">?</text:p>
          </table:table-cell>
          <table:table-cell table:style-name="Table6.A2" office:value-type="string">
            <text:p text:style-name="P2"/>
          </table:table-cell>
          <table:table-cell table:style-name="Table6.A2" office:value-type="string">
            <text:p text:style-name="P2">?</text:p>
          </table:table-cell>
          <table:table-cell table:style-name="Table6.A2" office:value-type="string">
            <text:p text:style-name="P2">?</text:p>
          </table:table-cell>
          <table:table-cell table:style-name="Table6.G2" office:value-type="string">
            <text:p text:style-name="P2">can't happen</text:p>
          </table:table-cell>
        </table:table-row>
        <table:table-row table:style-name="Table6.8">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G2" office:value-type="string">
            <text:p text:style-name="P6"/>
          </table:table-cell>
        </table:table-row>
        <table:table-row>
          <table:table-cell table:style-name="Table6.A2" office:value-type="string">
            <text:p text:style-name="P3">call backs</text:p>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G2" office:value-type="string">
            <text:p text:style-name="P2"/>
          </table:table-cell>
        </table:table-row>
        <table:table-row>
          <table:table-cell table:style-name="Table6.A2" office:value-type="string">
            <text:p text:style-name="P3">justShowing()</text:p>
          </table:table-cell>
          <table:table-cell table:style-name="Table6.A2" office:value-type="string">
            <text:p text:style-name="P2">aptHints</text:p>
          </table:table-cell>
          <table:table-cell table:style-name="Table6.A2" office:value-type="string">
            <text:p text:style-name="P2">flash Reply</text:p>
          </table:table-cell>
          <table:table-cell table:style-name="Table6.A2" office:value-type="string">
            <text:p text:style-name="P2"/>
          </table:table-cell>
          <table:table-cell table:style-name="Table6.A2" office:value-type="string">
            <text:p text:style-name="P2">do</text:p>
            <text:p text:style-name="P2">Nothing</text:p>
          </table:table-cell>
          <table:table-cell table:style-name="Table6.A2" office:value-type="string">
            <text:p text:style-name="P2">do nothing</text:p>
          </table:table-cell>
          <table:table-cell table:style-name="Table6.G2" office:value-type="string">
            <text:p text:style-name="P2"/>
          </table:table-cell>
        </table:table-row>
      </table:table>
      <text:p text:style-name="P7"/>
      <text:p text:style-name="P7">C4. playingEnded (currentPlayerTime)</text:p>
      <text:p text:style-name="P7">Play the next line if it is a hint, unless a flag is set, which states that only the first hint should be played. If the next line is a reply, then flash the reply, unless the reply is already matched.</text:p>
      <text:p text:style-name="P7">If the line is the last line of the page or story, and there are no aptReplies, then act accordingly. The line will never be </text:p>
      <text:p text:style-name="P7"><text:soft-page-break/></text:p>
      <text:p text:style-name="P7">lastLineInPage refers to the case where the playTime from noticeFinishedPlaying's arguments matches the last line in the page. All these cases are when flag doNotPlayNextLine is set to fals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3">Cases --&gt;</text:p>
          </table:table-cell>
          <table:table-cell table:style-name="Table7.A1" office:value-type="string">
            <text:p text:style-name="P4">O</text:p>
          </table:table-cell>
          <table:table-cell table:style-name="Table7.A1" office:value-type="string">
            <text:p text:style-name="P4">P</text:p>
          </table:table-cell>
          <table:table-cell table:style-name="Table7.A1" office:value-type="string">
            <text:p text:style-name="P4">Q</text:p>
          </table:table-cell>
          <table:table-cell table:style-name="Table7.A1" office:value-type="string">
            <text:p text:style-name="P4">R</text:p>
          </table:table-cell>
          <table:table-cell table:style-name="Table7.A1" office:value-type="string">
            <text:p text:style-name="P4">S</text:p>
          </table:table-cell>
          <table:table-cell table:style-name="Table7.G1" office:value-type="string">
            <text:p text:style-name="P4">T</text:p>
          </table:table-cell>
        </table:table-row>
        <table:table-row>
          <table:table-cell table:style-name="Table7.A2" office:value-type="string">
            <text:p text:style-name="P3">Page Attributes <text:span text:style-name="T4">↓</text:span></text:p>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G2" office:value-type="string">
            <text:p text:style-name="P2"/>
          </table:table-cell>
        </table:table-row>
        <table:table-row>
          <table:table-cell table:style-name="Table7.A2" office:value-type="string">
            <text:p text:style-name="P3">nextLineIsHint</text:p>
          </table:table-cell>
          <table:table-cell table:style-name="Table7.A2" office:value-type="string">
            <text:p text:style-name="P2">x</text:p>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G2" office:value-type="string">
            <text:p text:style-name="P2"/>
          </table:table-cell>
        </table:table-row>
        <table:table-row>
          <table:table-cell table:style-name="Table7.A2" office:value-type="string">
            <text:p text:style-name="P3">nextLineIsUnmatchedReply</text:p>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G2" office:value-type="string">
            <text:p text:style-name="P2"/>
          </table:table-cell>
        </table:table-row>
        <table:table-row>
          <table:table-cell table:style-name="Table7.A2" office:value-type="string">
            <text:p text:style-name="P3">nextLineIsMatchedReply</text:p>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G2" office:value-type="string">
            <text:p text:style-name="P2"/>
          </table:table-cell>
        </table:table-row>
        <table:table-row>
          <table:table-cell table:style-name="Table7.A2" office:value-type="string">
            <text:p text:style-name="P3">anyReplies</text:p>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G2" office:value-type="string">
            <text:p text:style-name="P2"/>
          </table:table-cell>
        </table:table-row>
        <table:table-row>
          <table:table-cell table:style-name="Table7.A2" office:value-type="string">
            <text:p text:style-name="P3">lastLineInPage</text:p>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G2" office:value-type="string">
            <text:p text:style-name="P2"/>
          </table:table-cell>
        </table:table-row>
        <table:table-row>
          <table:table-cell table:style-name="Table7.A2" office:value-type="string">
            <text:p text:style-name="P3">lastPage</text:p>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G2" office:value-type="string">
            <text:p text:style-name="P2"/>
          </table:table-cell>
        </table:table-row>
        <table:table-row table:style-name="Table7.9">
          <table:table-cell table:style-name="Table7.A2" office:value-type="string">
            <text:p text:style-name="P6"/>
          </table:table-cell>
          <table:table-cell table:style-name="Table7.A2" office:value-type="string">
            <text:p text:style-name="P6"/>
          </table:table-cell>
          <table:table-cell table:style-name="Table7.A2" office:value-type="string">
            <text:p text:style-name="P6"/>
          </table:table-cell>
          <table:table-cell table:style-name="Table7.A2" office:value-type="string">
            <text:p text:style-name="P6"/>
          </table:table-cell>
          <table:table-cell table:style-name="Table7.A2" office:value-type="string">
            <text:p text:style-name="P6"/>
          </table:table-cell>
          <table:table-cell table:style-name="Table7.A2" office:value-type="string">
            <text:p text:style-name="P6"/>
          </table:table-cell>
          <table:table-cell table:style-name="Table7.G2" office:value-type="string">
            <text:p text:style-name="P6"/>
          </table:table-cell>
        </table:table-row>
        <table:table-row>
          <table:table-cell table:style-name="Table7.A2" office:value-type="string">
            <text:p text:style-name="P3">call backs</text:p>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G2" office:value-type="string">
            <text:p text:style-name="P2"/>
          </table:table-cell>
        </table:table-row>
        <table:table-row>
          <table:table-cell table:style-name="Table7.A2" office:value-type="string">
            <text:p text:style-name="P3">noticeFinishedPlaying</text:p>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A2" office:value-type="string">
            <text:p text:style-name="P2"/>
          </table:table-cell>
          <table:table-cell table:style-name="Table7.G2" office:value-type="string">
            <text:p text:style-name="P2"/>
          </table:table-cell>
        </table:table-row>
      </table:table>
      <text:p text:style-name="P7"/>
      <text:p text:style-name="P7"/>
      <text:p text:style-name="P7">D. List of Tests</text:p>
      <text:p text:style-name="P7"/>
      <text:p text:style-name="P7">List of Tests</text:p>
      <table:table table:name="Table2" table:style-name="Table2">
        <table:table-column table:style-name="Table2.A"/>
        <table:table-column table:style-name="Table2.B"/>
        <table:table-row>
          <table:table-cell table:style-name="Table2.A1" office:value-type="string">
            <text:p text:style-name="P5">Views: ColloquyFragment with one Hint shows HintFragment.</text:p>
          </table:table-cell>
          <table:table-cell table:style-name="Table2.B1" office:value-type="string">
            <text:p text:style-name="P5">ColloquyWHintFragmentTest</text:p>
          </table:table-cell>
        </table:table-row>
        <table:table-row>
          <table:table-cell table:style-name="Table2.A2" office:value-type="string">
            <text:p text:style-name="P5">Views: ColloquyFragment with one Reply shows ReplyFragment. ReplyFragment does not have scroller button.</text:p>
          </table:table-cell>
          <table:table-cell table:style-name="Table2.B2" office:value-type="string">
            <text:p text:style-name="P5">ColloquyWReplyFragmentTest</text:p>
          </table:table-cell>
        </table:table-row>
        <table:table-row>
          <table:table-cell table:style-name="Table2.A2" office:value-type="string">
            <text:p text:style-name="P5">Views: ColloquyFragment with one LineSetFragment shows text for each reply. Scrolls through each reply and loops around. ReplyFragment does have scroller button.</text:p>
          </table:table-cell>
          <table:table-cell table:style-name="Table2.B2" office:value-type="string">
            <text:p text:style-name="P5">ColloquyWReplyLineSetFragmentTest</text:p>
          </table:table-cell>
        </table:table-row>
        <table:table-row>
          <table:table-cell table:style-name="Table2.A2" office:value-type="string">
            <text:p text:style-name="P5">Views: ColloquyFragment with one Reply and one Hint shows Fragments correctly.</text:p>
          </table:table-cell>
          <table:table-cell table:style-name="Table2.B2" office:value-type="string">
            <text:p text:style-name="P5">ColloquyWLinesFragmentTest</text:p>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ViewPagerScrolling: Scroll through script. Check every page for Hint and Reply Text. Should end at last page in script. </text:p>
          </table:table-cell>
          <table:table-cell table:style-name="Table2.B2" office:value-type="string">
            <text:p text:style-name="P5">ViewPagerGoThruScriptTest, </text:p>
          </table:table-cell>
        </table:table-row>
        <table:table-row>
          <table:table-cell table:style-name="Table2.A2" office:value-type="string">
            <text:p text:style-name="P5">ViewPagerChangePath: Scroll onto secondary <text:soft-page-break/>path and check that it stops at last page. Make sure all texts along path are correct. Scroll backwards all the way to the beginning and then forwards again and should lead onto secondary path not the default path.</text:p>
          </table:table-cell>
          <table:table-cell table:style-name="Table2.B2" office:value-type="string">
            <text:p text:style-name="P5">ViewPagerChangePathTest</text:p>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ColloquyFragment: Check in onPause() and noticeResponses(), the appropriate hints are returned to StageHouse in notifyNewAptHints().</text:p>
          </table:table-cell>
          <table:table-cell table:style-name="Table2.B2" office:value-type="string">
            <text:p text:style-name="P5">Case where ColloquyFragment is on a new path, has 1 Hint and where responses array is empty.</text:p>
            <text:p text:style-name="P5">ColloquyFragmentAndNotifierITest01</text:p>
          </table:table-cell>
        </table:table-row>
        <table:table-row>
          <table:table-cell table:style-name="Table2.A2" office:value-type="string">
            <text:p text:style-name="P5">ColloquyFragment: Check in onPause() and noticeResponses(), the appropriate hints are returned to StageHouse in notifyNewAptHints().</text:p>
          </table:table-cell>
          <table:table-cell table:style-name="Table2.B2" office:value-type="string">
            <text:p text:style-name="P5">Case where ColloquyFragment is on a new path, has 1 Reply, responses are incorrect for first section and then correct responses are received.</text:p>
            <text:p text:style-name="P5">ColloquyFragmentAndNotifierITest02</text:p>
          </table:table-cell>
        </table:table-row>
        <table:table-row>
          <table:table-cell table:style-name="Table2.A2" office:value-type="string">
            <text:p text:style-name="P5">ColloquyFragment: Check in onPause() and noticeResponses(), the appropriate hints are returned to StageHouse in notifyNewAptHints().</text:p>
          </table:table-cell>
          <table:table-cell table:style-name="Table2.B2" office:value-type="string">
            <text:p text:style-name="P5">Case where ColloquyFragment is on a new path, has 1 Hint and 1 Reply, responses are incorrect for first section and then correct responses are received.</text:p>
            <text:p text:style-name="P5">ColloquyFragmentAndNotifierITest03</text:p>
          </table:table-cell>
        </table:table-row>
        <table:table-row>
          <table:table-cell table:style-name="Table2.A2" office:value-type="string">
            <text:p text:style-name="P5">ColloquyFragment: Check in onPause() and noticeResponses(), the appropriate hints are returned to StageHouse in notifyNewAptHints().</text:p>
          </table:table-cell>
          <table:table-cell table:style-name="Table2.B2" office:value-type="string">
            <text:p text:style-name="P5">Case where ColloquyFragment is on a new path, has 1 Hint and 1 Reply then 1 Hint, responses are incorrect for first section and then correct responses are received.</text:p>
            <text:p text:style-name="P5">ColloquyFragmentAndNotifierITest04</text:p>
          </table:table-cell>
        </table:table-row>
        <table:table-row>
          <table:table-cell table:style-name="Table2.A2" office:value-type="string">
            <text:p text:style-name="P5">ColloquyFragment: test .noticeResponses(responses). Verify that ColloquyFragment makes a StageHouseNotifier, passes itself to it as an EavesDropper, and calls .notifyStageHouse() method on StageHouseNotifier.</text:p>
          </table:table-cell>
          <table:table-cell table:style-name="Table2.B2" office:value-type="string">
            <text:p text:style-name="P5">ColloquyFragmentAndNotifierIUTest</text:p>
          </table:table-cell>
        </table:table-row>
        <table:table-row>
          <table:table-cell table:style-name="Table2.A2" office:value-type="string">
            <text:p text:style-name="P5">ColloquyFragment: test .onPause() calls the correct StateHouse and StageHouseNotifierII methods.</text:p>
          </table:table-cell>
          <table:table-cell table:style-name="Table2.B2" office:value-type="string">
            <text:p text:style-name="P5">Can't test this because I can't verify a method has been called on a spy which would be ColloquyFragment in a ActivityInstrumentationTestCase2 test. I am not going to test flashes in a AndroidJUnit4 test, and can not test .onPause() method in a UnitTest. So am left with only testing that calls to StageHouse happened in a few cases in ColloquyFragNotifierITests00 through 04.</text:p>
          </table:table-cell>
        </table:table-row>
        <table:table-row>
          <table:table-cell table:style-name="Table2.A2" office:value-type="string">
            <text:p text:style-name="P5">ReplyFragment's marker shows up on Fragment after correct responses matched.</text:p>
          </table:table-cell>
          <table:table-cell table:style-name="Table2.B2" office:value-type="string">
            <text:p text:style-name="P5">CollFragCorrResponsesTest</text:p>
          </table:table-cell>
        </table:table-row>
      </table:table>
      <text:p text:style-name="P7"/>
      <text:p text:style-name="P5">Manual Testing (for now....)</text:p>
      <table:table table:name="Table3" table:style-name="Table3">
        <table:table-column table:style-name="Table3.A"/>
        <table:table-column table:style-name="Table3.B"/>
        <table:table-column table:style-name="Table3.C"/>
        <table:table-row>
          <table:table-cell table:style-name="Table3.A1" office:value-type="string">
            <text:p text:style-name="P5">Testing getting apt hints.</text:p>
          </table:table-cell>
          <table:table-cell table:style-name="Table3.A1" office:value-type="string">
            <text:p text:style-name="P5">Start Script.</text:p>
          </table:table-cell>
          <table:table-cell table:style-name="Table3.C1" office:value-type="string">
            <text:p text:style-name="P5">Page 0 gets hints.</text:p>
          </table:table-cell>
        </table:table-row>
        <text:soft-page-break/>
        <table:table-row>
          <table:table-cell table:style-name="Table3.A2" office:value-type="string">
            <text:p text:style-name="P5"/>
          </table:table-cell>
          <table:table-cell table:style-name="Table3.A2" office:value-type="string">
            <text:p text:style-name="P5">Select correct responses.</text:p>
          </table:table-cell>
          <table:table-cell table:style-name="Table3.C2" office:value-type="string">
            <text:p text:style-name="P5">Page 8 shows, get hints.</text:p>
          </table:table-cell>
        </table:table-row>
        <table:table-row>
          <table:table-cell table:style-name="Table3.A2" office:value-type="string">
            <text:p text:style-name="P5"/>
          </table:table-cell>
          <table:table-cell table:style-name="Table3.A2" office:value-type="string">
            <text:p text:style-name="P5">Scroll forward.</text:p>
          </table:table-cell>
          <table:table-cell table:style-name="Table3.C2" office:value-type="string">
            <text:p text:style-name="P5">Page 9 shows, no hints.</text:p>
          </table:table-cell>
        </table:table-row>
        <table:table-row>
          <table:table-cell table:style-name="Table3.A2" office:value-type="string">
            <text:p text:style-name="P5"/>
          </table:table-cell>
          <table:table-cell table:style-name="Table3.A2" office:value-type="string">
            <text:p text:style-name="P5">Select correct responses.</text:p>
          </table:table-cell>
          <table:table-cell table:style-name="Table3.C2" office:value-type="string">
            <text:p text:style-name="P5">Page 10 shows, get hints. Waits some seconds, then after some time scrolls to Page 15. </text:p>
          </table:table-cell>
        </table:table-row>
        <table:table-row>
          <table:table-cell table:style-name="Table3.A2" office:value-type="string">
            <text:p text:style-name="P5"/>
          </table:table-cell>
          <table:table-cell table:style-name="Table3.A2" office:value-type="string">
            <text:p text:style-name="P5"/>
          </table:table-cell>
          <table:table-cell table:style-name="Table3.C2" office:value-type="string">
            <text:p text:style-name="P5">In Page 15 get hints.</text:p>
          </table:table-cell>
        </table:table-row>
        <table:table-row>
          <table:table-cell table:style-name="Table3.A2" office:value-type="string">
            <text:p text:style-name="P5"/>
          </table:table-cell>
          <table:table-cell table:style-name="Table3.A2" office:value-type="string">
            <text:p text:style-name="P5">Scroll to beginning of script.</text:p>
          </table:table-cell>
          <table:table-cell table:style-name="Table3.C2" office:value-type="string">
            <text:p text:style-name="P5">Get no hints.</text:p>
          </table:table-cell>
        </table:table-row>
        <table:table-row>
          <table:table-cell table:style-name="Table3.A2" office:value-type="string">
            <text:p text:style-name="P5"/>
          </table:table-cell>
          <table:table-cell table:style-name="Table3.A2" office:value-type="string">
            <text:p text:style-name="P5">Scroll forward to Page 10 (3 scrolls)</text:p>
          </table:table-cell>
          <table:table-cell table:style-name="Table3.C2" office:value-type="string">
            <text:p text:style-name="P5">Wait. Should NOT automatically scroll to next page.</text:p>
          </table:table-cell>
        </table:table-row>
        <table:table-row>
          <table:table-cell table:style-name="Table3.A2" office:value-type="string">
            <text:p text:style-name="P5"/>
          </table:table-cell>
          <table:table-cell table:style-name="Table3.A2" office:value-type="string">
            <text:p text:style-name="P5">Scroll forward to Page 14. </text:p>
          </table:table-cell>
          <table:table-cell table:style-name="Table3.C2" office:value-type="string">
            <text:p text:style-name="P5">Page 14 shows.</text:p>
          </table:table-cell>
        </table:table-row>
        <table:table-row>
          <table:table-cell table:style-name="Table3.A2" office:value-type="string">
            <text:p text:style-name="P5"/>
          </table:table-cell>
          <table:table-cell table:style-name="Table3.A2" office:value-type="string">
            <text:p text:style-name="P5">Select correct responses.</text:p>
          </table:table-cell>
          <table:table-cell table:style-name="Table3.C2" office:value-type="string">
            <text:p text:style-name="P5">Page 15 shows, with hints.</text:p>
          </table:table-cell>
        </table:table-row>
        <table:table-row>
          <table:table-cell table:style-name="Table3.A2" office:value-type="string">
            <text:p text:style-name="P5"/>
          </table:table-cell>
          <table:table-cell table:style-name="Table3.A2" office:value-type="string">
            <text:p text:style-name="P5">Scroll to second reply. Select correct responses.</text:p>
          </table:table-cell>
          <table:table-cell table:style-name="Table3.C2" office:value-type="string">
            <text:p text:style-name="P5">Page 16 shows. 1<text:span text:style-name="T3">st</text:span> hints play, then second hints play.</text:p>
          </table:table-cell>
        </table:table-row>
        <table:table-row>
          <table:table-cell table:style-name="Table3.A2" office:value-type="string">
            <text:p text:style-name="P5"/>
          </table:table-cell>
          <table:table-cell table:style-name="Table3.A2" office:value-type="string">
            <text:p text:style-name="P5">Scroll backward to Page 15.</text:p>
          </table:table-cell>
          <table:table-cell table:style-name="Table3.C2" office:value-type="string">
            <text:p text:style-name="P5">Show page 14.</text:p>
          </table:table-cell>
        </table:table-row>
        <table:table-row>
          <table:table-cell table:style-name="Table3.A2" office:value-type="string">
            <text:p text:style-name="P5"/>
          </table:table-cell>
          <table:table-cell table:style-name="Table3.A2" office:value-type="string">
            <text:p text:style-name="P5">Scroll to 1<text:span text:style-name="T3">st</text:span> reply (pan 0a). Select correct responses.</text:p>
          </table:table-cell>
          <table:table-cell table:style-name="Table3.C2" office:value-type="string">
            <text:p text:style-name="P5">Should show page 20. get hint.</text:p>
          </table:table-cell>
        </table:table-row>
        <table:table-row>
          <table:table-cell table:style-name="Table3.A2" office:value-type="string">
            <text:p text:style-name="P5"/>
          </table:table-cell>
          <table:table-cell table:style-name="Table3.A2" office:value-type="string">
            <text:p text:style-name="P5">Select correct responses.</text:p>
          </table:table-cell>
          <table:table-cell table:style-name="Table3.C2" office:value-type="string">
            <text:p text:style-name="P5">Should play 1<text:span text:style-name="T3">st</text:span> hint then 2<text:span text:style-name="T3">nd</text:span> hint.</text:p>
          </table:table-cell>
        </table:table-row>
        <table:table-row>
          <table:table-cell table:style-name="Table3.A2" office:value-type="string">
            <text:p text:style-name="P5"/>
          </table:table-cell>
          <table:table-cell table:style-name="Table3.A2" office:value-type="string">
            <text:p text:style-name="P5">Scroll to beginning of script.</text:p>
          </table:table-cell>
          <table:table-cell table:style-name="Table3.C2" office:value-type="string">
            <text:p text:style-name="P5">Get no hints.</text:p>
          </table:table-cell>
        </table:table-row>
        <table:table-row>
          <table:table-cell table:style-name="Table3.A2" office:value-type="string">
            <text:p text:style-name="P5"/>
          </table:table-cell>
          <table:table-cell table:style-name="Table3.A2" office:value-type="string">
            <text:p text:style-name="P5">Scroll to Reply 2.</text:p>
          </table:table-cell>
          <table:table-cell table:style-name="Table3.C2" office:value-type="string">
            <text:p text:style-name="P5"/>
          </table:table-cell>
        </table:table-row>
        <table:table-row>
          <table:table-cell table:style-name="Table3.A2" office:value-type="string">
            <text:p text:style-name="P5"/>
          </table:table-cell>
          <table:table-cell table:style-name="Table3.A2" office:value-type="string">
            <text:p text:style-name="P5">Select correct responses.</text:p>
          </table:table-cell>
          <table:table-cell table:style-name="Table3.C2" office:value-type="string">
            <text:p text:style-name="P5">Page 1 shows, gets hints.</text:p>
          </table:table-cell>
        </table:table-row>
        <table:table-row>
          <table:table-cell table:style-name="Table3.A2" office:value-type="string">
            <text:p text:style-name="P5"/>
          </table:table-cell>
          <table:table-cell table:style-name="Table3.A2" office:value-type="string">
            <text:p text:style-name="P5">Scroll to Reply 2.</text:p>
          </table:table-cell>
          <table:table-cell table:style-name="Table3.C2" office:value-type="string">
            <text:p text:style-name="P5"/>
          </table:table-cell>
        </table:table-row>
        <table:table-row>
          <table:table-cell table:style-name="Table3.A2" office:value-type="string">
            <text:p text:style-name="P5"/>
          </table:table-cell>
          <table:table-cell table:style-name="Table3.A2" office:value-type="string">
            <text:p text:style-name="P5">Select correct responses.</text:p>
          </table:table-cell>
          <table:table-cell table:style-name="Table3.C2" office:value-type="string">
            <text:p text:style-name="P5">Page 2 shows, gets hints.</text:p>
          </table:table-cell>
        </table:table-row>
        <table:table-row>
          <table:table-cell table:style-name="Table3.A2" office:value-type="string">
            <text:p text:style-name="P5"/>
          </table:table-cell>
          <table:table-cell table:style-name="Table3.A2" office:value-type="string">
            <text:p text:style-name="P5">Select correct responses on Reply 4.</text:p>
          </table:table-cell>
          <table:table-cell table:style-name="Table3.C2" office:value-type="string">
            <text:p text:style-name="P5">Show what correct responses should have been.</text:p>
          </table:table-cell>
        </table:table-row>
        <table:table-row>
          <table:table-cell table:style-name="Table3.A2" office:value-type="string">
            <text:p text:style-name="P5"/>
          </table:table-cell>
          <table:table-cell table:style-name="Table3.A2" office:value-type="string">
            <text:p text:style-name="P5">Select correct responses on Reply 1.</text:p>
          </table:table-cell>
          <table:table-cell table:style-name="Table3.C2" office:value-type="string">
            <text:p text:style-name="P5">Reply 1 should flash. </text:p>
            <text:p text:style-name="P5">Show hints for Hint 2.</text:p>
          </table:table-cell>
        </table:table-row>
        <table:table-row>
          <table:table-cell table:style-name="Table3.A2" office:value-type="string">
            <text:p text:style-name="P5"/>
          </table:table-cell>
          <table:table-cell table:style-name="Table3.A2" office:value-type="string">
            <text:p text:style-name="P5">Select correct response on Reply 2. </text:p>
          </table:table-cell>
          <table:table-cell table:style-name="Table3.C2" office:value-type="string">
            <text:p text:style-name="P5">Page 22 shows, get hints.</text:p>
          </table:table-cell>
        </table:table-row>
        <table:table-row>
          <table:table-cell table:style-name="Table3.A2" office:value-type="string">
            <text:p text:style-name="P5"/>
          </table:table-cell>
          <table:table-cell table:style-name="Table3.A2" office:value-type="string">
            <text:p text:style-name="P5">Scroll to beginning of script.</text:p>
          </table:table-cell>
          <table:table-cell table:style-name="Table3.C2" office:value-type="string">
            <text:p text:style-name="P5">no hints.</text:p>
          </table:table-cell>
        </table:table-row>
        <table:table-row>
          <table:table-cell table:style-name="Table3.A2" office:value-type="string">
            <text:p text:style-name="P5"/>
          </table:table-cell>
          <table:table-cell table:style-name="Table3.A2" office:value-type="string">
            <text:p text:style-name="P5">Scroll to Reply 1.</text:p>
          </table:table-cell>
          <table:table-cell table:style-name="Table3.C2" office:value-type="string">
            <text:p text:style-name="P5"/>
          </table:table-cell>
        </table:table-row>
        <table:table-row>
          <table:table-cell table:style-name="Table3.A2" office:value-type="string">
            <text:p text:style-name="P5"/>
          </table:table-cell>
          <table:table-cell table:style-name="Table3.A2" office:value-type="string">
            <text:p text:style-name="P5">Select correct response on Reply 1.</text:p>
          </table:table-cell>
          <table:table-cell table:style-name="Table3.C2" office:value-type="string">
            <text:p text:style-name="P5">Page 8 shows, get hints.</text:p>
          </table:table-cell>
        </table:table-row>
      </table:table>
      <text:p text:style-name="P5"/>
      <text:p text:style-name="P12">TODO:</text:p>
      <text:list xml:id="list8314921772855403337" text:style-name="L4">
        <text:list-item>
          <text:p text:style-name="P16">Replies, Hints, ReplyLineSets need to respond to viewImage clicks correctly and have to show themselves correctly (information image should not appear if there is no extra info).</text:p>
          <text:p text:style-name="P16"/>
        </text:list-item>
        <text:list-item>
          <text:p text:style-name="P16">ColloquyFragment: <text:s/>1. has to respond to noticeResponses correctly by 1. marking reply fragments as correct, flashing before sending Hints to be played to StageHouse. 2. put in microphone. 3. respond to EavesDropper interface. 4. respond to calls from LineFragments. 5. call correct methods on StageHouse in onPause.</text:p>
          <text:p text:style-name="P16"/>
        </text:list-item>
        <text:list-item>
          <text:p text:style-name="P16">StageHouseActivity needs to respond to StageHouse interface: most importantly a. calls to play multiply hints and move to correct page after hints are played, b. calls to move to correct page, c. show dialogs (correct replies, information...)</text:p>
          <text:p text:style-name="P16"/>
        </text:list-item>
        <text:list-item>
          <text:p text:style-name="P16">Need a ViewPagerGoThruScript that goes through all types of pages with all combinations of receiving correct replies and paging through default pages.</text:p>
          <text:p text:style-name="P16"/>
        </text:list-item>
        <text:list-item>
          <text:p text:style-name="P17">All Fragments and Activities have to respond to configuration changes correctly. 1. check start SpeachRecognitionActivity using startActivityForResult from ColloquyFragment. What happens during a configuration change when Activities are destroyed? Does ColloquyFragment still get a onResultFromActivity() call?</text:p>
          <text:p text:style-name="P17"/>
        </text:list-item>
        <text:list-item>
          <text:p text:style-name="P17">Final view changes and colors.</text:p>
        </text:list-item>
        <text:list-item>
          <text:p text:style-name="P17">Need a test that goes to end of Script and ends it.</text:p>
        </text:list-item>
        <text:list-item>
          <text:p text:style-name="P17">Add Start story from here that deletes story from this page forward.</text:p>
        </text:list-item>
        <text:list-item>
          <text:p text:style-name="P17">test tracker doesn't delete reset of story when reply is matched twice.</text:p>
        </text:list-item>
      </text:list>
      <text:p text:style-name="P8"/>
      <text:p text:style-name="P8"/>
      <text:p text:style-name="P9">DONE:</text:p>
      <text:p text:style-name="P9"><text:span text:style-name="T1">2. ColloquyFragment: <text:s/>1. has to respond to noticeResponses correctly by </text:span><text:span text:style-name="T2">a. marking reply fragments as correct,</text:span><text:span text:style-name="T1"> b.</text:span><text:span text:style-name="T2"> flashing when correct response is matched.</text:span><text:span text:style-name="T1"> 3. respond to EavesDropper interface by flashing before sending Hints to be played to StageHouse. </text:span><text:span text:style-name="T2">5. call correct methods on StageHouse in onPause.</text:span></text:p>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 Symbols1" svg:font-family="'Apple Symbols'" style:font-adornments="Regular"/>
    <style:font-face style:name="AppleSystemUIFont" svg:font-family="AppleSystemUIFont"/>
    <style:font-face style:name="Courier New" svg:font-family="'Courier New'" style:font-family-generic="modern" style:font-pitch="fixed"/>
    <style:font-face style:name="Apple Symbols2" svg:font-family="'Apple Symbols'" style:font-pitch="variable"/>
    <style:font-face style:name="Apple Symbols" svg:font-family="'Apple Symbols'" style:font-adornments="Regular"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2" draw:display-name="Dash 2" draw:style="rect" draw:dots1="1" draw:dots1-length="112%" draw:distance="72%"/>
    <draw:stroke-dash draw:name="Dash_20_3" draw:display-name="Dash 3" draw:style="rect" draw:dots1="1" draw:dots1-length="112%" draw:distance="72%"/>
    <draw:stroke-dash draw:name="Dashed_20__28_var_29_" draw:display-name="Dashed (var)" draw:style="rect" draw:dots1="1" draw:dots1-length="197%" draw:distance="12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text:style-name="RTF_5f_Num_20_7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 Maldonado</meta:initial-creator>
    <meta:creation-date>2016-10-16T14:37:56</meta:creation-date>
    <dc:date>2019-02-11T18:21:55</dc:date>
    <dc:creator>Flo Maldonado</dc:creator>
    <meta:editing-duration>P9DT14H5M56S</meta:editing-duration>
    <meta:editing-cycles>35</meta:editing-cycles>
    <meta:generator>OpenOffice/4.1.1$Unix OpenOffice.org_project/411m6$Build-9775</meta:generator>
    <meta:document-statistic meta:table-count="7" meta:image-count="0" meta:object-count="0" meta:page-count="11" meta:paragraph-count="320" meta:word-count="2001" meta:character-count="12412"/>
  </office:meta>
</office:document-meta>
</file>